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400000048DC7B181A.png"/>
  <manifest:file-entry manifest:media-type="image/png" manifest:full-path="Pictures/100000000000024A000000461BAA2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L1">
      <style:text-properties fo:language="en" fo:country="US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 style:list-style-name="L1">
      <style:text-properties fo:language="en" fo:country="US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Лабораторная работа №2</text:p>
      <text:p text:style-name="P12"><text:span text:style-name="T7">ЛИНЕЙНЫЕ, РАЗВЕТВЛЯЮЩИЕСЯ, <text:line-break/>ЦИКЛИЧЕСКИЕ И ИТЕРАЦИОННЫЕ АЛГОРИТМЫ</text:span></text:p>
      <text:p text:style-name="P11">Вариант №<text:span text:style-name="T1">5</text:span></text:p>
      <text:p text:style-name="Text_20_body"><text:span text:style-name="T3"><text:tab/></text:span><text:span text:style-name="T7">Цель работы:</text:span></text:p>
      <text:p text:style-name="P14">1. Научиться вычислениям по сложным формулам с использовани­ем математических функций, используя линейный алгоритм.</text:p>
      <text:p text:style-name="P14">2. Научиться реализовывать разветвляющиеся алгоритмы.</text:p>
      <text:p text:style-name="P14">3. Научиться использовать итерационные циклические структуры.</text:p>
      <text:p text:style-name="P14">4. Научиться вычислять значение определенного интеграла с использованием приближенного метода трапеций.</text:p>
      <text:p text:style-name="P15"/>
      <text:p text:style-name="P8"><text:span text:style-name="T8">Задача 1.</text:span> Вычислить значения функции <text:span text:style-name="T2">y</text:span> = <text:span text:style-name="T2">f</text:span>(<text:span text:style-name="T2">a</text:span>, <text:span text:style-name="T2">b</text:span>) для заданных <text:span text:style-name="T2">a</text:span> и <text:span text:style-name="T2">b</text:span></text:p>
      <text:p text:style-name="Standard"><draw:frame draw:style-name="fr1" draw:name="Графический объект1" text:anchor-type="paragraph" svg:width="15.346cm" svg:height="1.905cm" draw:z-index="0"><draw:image xlink:href="Pictures/100000000000024400000048DC7B181A.png" xlink:type="simple" xlink:show="embed" xlink:actuate="onLoad"/></draw:frame></text:p>
      <text:p text:style-name="P7"><text:span text:style-name="T7"><text:tab/>Методические указания:</text:span></text:p>
      <text:p text:style-name="P14">а) Значения а и b для тестирования подобрать таким образом, чтобы значение y и все промежуточные легко проверялись.</text:p>
      <text:p text:style-name="P8">б) Вычисление y производить посредством не менее чем трех операторов с получением промежуточных значений.</text:p>
      <text:p text:style-name="Text_20_body"><text:tab/>Алгоритм:</text:p>
      <text:p text:style-name="Standard"><text:tab/><text:span text:style-name="T1">1. </text:span><text:span text:style-name="T4">В </text:span><text:span text:style-name="T1">A1 → a, </text:span><text:span text:style-name="T4">в </text:span><text:span text:style-name="T1">B1 → b;</text:span></text:p>
      <text:p text:style-name="Standard"><text:span text:style-name="T1"><text:tab/>2. </text:span><text:span text:style-name="T4">В </text:span><text:span text:style-name="T1">C1 → </text:span><text:span text:style-name="T5">=1-COS(B1/A1)*PI()</text:span></text:p>
      <text:p text:style-name="Standard"><text:span text:style-name="T1"><text:tab/>3. </text:span><text:span text:style-name="T4">В </text:span><text:span text:style-name="T1">D1 → </text:span><text:span text:style-name="T6">=0,5*EXP(B1)+0,312*EXP(A1)</text:span></text:p>
      <text:p text:style-name="Standard"><text:span text:style-name="T1"><text:tab/>4. </text:span><text:span text:style-name="T4">В </text:span><text:span text:style-name="T1">E1 → </text:span><text:span text:style-name="T6">=C1/D1</text:span></text:p>
      <text:p text:style-name="P9"><text:tab/>Результат: -0,3121431</text:p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tab/>Задача 2. Вычислить значение функции f(t) при заданных a, b, n, если значение <text:soft-page-break/>аргумента t изменяется от tmin = a до tmax = b с шагом Dt = (b-a)/(n-1)</text:p>
      <text:p text:style-name="P9"><draw:frame draw:style-name="fr1" draw:name="Графический объект2" text:anchor-type="paragraph" svg:width="15.505cm" svg:height="1.852cm" draw:z-index="1"><draw:image xlink:href="Pictures/100000000000024A000000461BAA2356.png" xlink:type="simple" xlink:show="embed" xlink:actuate="onLoad"/></draw:frame><text:tab/>Методические указания: </text:p>
      <text:p text:style-name="Text_20_body"><text:tab/>а) Для реализации ветвления использовать логическую функцию Если. </text:p>
      <text:p text:style-name="Text_20_body"><text:tab/>б) При реализации вычислений в формуле использовать для хранения значений a и b именованные ячейки. </text:p>
      <text:p text:style-name="P9"><text:tab/>Алгоритм:</text:p>
      <text:list xml:id="list2598064830440577637" text:style-name="L1">
        <text:list-item>
          <text:list>
            <text:list-item>
              <text:list>
                <text:list-item>
                  <text:p text:style-name="P10">A1 → = -PI()*0,5, B1 → =PI()*0,5, C1 → 51</text:p>
                </text:list-item>
                <text:list-item>
                  <text:p text:style-name="P4">A3 → t, B3 → f(t), C3 → dt</text:p>
                </text:list-item>
                <text:list-item>
                  <text:p text:style-name="P4">в C4 → =(B2-A2)/(C2-1)</text:p>
                </text:list-item>
                <text:list-item>
                  <text:p text:style-name="P4">A4 → =A2</text:p>
                </text:list-item>
                <text:list-item>
                  <text:p text:style-name="P4">A5 → =A4+$C$4</text:p>
                </text:list-item>
                <text:list-item>
                  <text:p text:style-name="P6">Копируем <text:span text:style-name="T1">A5 </text:span>в <text:span text:style-name="T1">A6:A54</text:span></text:p>
                </text:list-item>
                <text:list-item>
                  <text:p text:style-name="P5"><text:span text:style-name="T1">B4 → </text:span><text:span text:style-name="T6">=IF(A4&lt;=0; SIN(A4);COS(A4))</text:span></text:p>
                </text:list-item>
                <text:list-item>
                  <text:p text:style-name="P6">Копируем <text:span text:style-name="T1">B4 </text:span>в <text:span text:style-name="T1">B5:B53</text:span></text:p>
                </text:list-item>
              </text:list>
            </text:list-item>
          </text:list>
        </text:list-item>
      </text:list>
      <text:p text:style-name="P2"><text:span text:style-name="T1"><text:tab/></text:span>Результат дальше</text:p>
      <text:p text:style-name="P2"/>
      <text:p text:style-name="P2"><text:tab/></text:p>
      <text:p text:style-name="P2"><draw:frame draw:style-name="fr2" draw:name="Объект1" text:anchor-type="paragraph" svg:x="1.083cm" svg:y="0.889cm" svg:width="4.517cm" svg:height="19.676cm" draw:z-index="2"><draw:object xlink:href="./Object 1" xlink:type="simple" xlink:show="embed" xlink:actuate="onLoad"/><draw:image xlink:href="./ObjectReplacements/Object 1" xlink:type="simple" xlink:show="embed" xlink:actuate="onLoad"/></draw:frame><text:soft-page-break/><text:tab/>Результат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72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0T19:54:41.57</meta:creation-date>
    <dc:date>2021-09-29T16:56:59.99</dc:date>
    <meta:editing-duration>PT18M52S</meta:editing-duration>
    <meta:editing-cycles>2</meta:editing-cycles>
    <meta:generator>OpenOffice/4.1.10$Win32 OpenOffice.org_project/4110m2$Build-9807</meta:generator>
    <meta:document-statistic meta:table-count="0" meta:image-count="2" meta:object-count="1" meta:page-count="3" meta:paragraph-count="35" meta:word-count="230" meta:character-count="14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style-name="Default"/>
          <table:table-cell/>
        </table:table-row>
        <table:table-row table:style-name="ro1">
          <table:table-cell office:value-type="float" office:value="-1.5707963267949">
            <text:p>-1,5707963268</text:p>
          </table:table-cell>
          <table:table-cell table:formula="of:=IF([.A4]&lt;=0; SIN([.A4]);COS([.A4]))" office:value-type="float" office:value="-1">
            <text:p>-1</text:p>
          </table:table-cell>
        </table:table-row>
        <table:table-row table:style-name="ro1">
          <table:table-cell office:value-type="float" office:value="-1.5079644737231">
            <text:p>-1,5079644737</text:p>
          </table:table-cell>
          <table:table-cell table:formula="of:=IF([.A5]&lt;=0; SIN([.A5]);COS([.A5]))" office:value-type="float" office:value="-0.998026728428271">
            <text:p>-0,9980267284</text:p>
          </table:table-cell>
        </table:table-row>
        <table:table-row table:style-name="ro1">
          <table:table-cell office:value-type="float" office:value="-1.4451326206513">
            <text:p>-1,4451326207</text:p>
          </table:table-cell>
          <table:table-cell table:formula="of:=IF([.A6]&lt;=0; SIN([.A6]);COS([.A6]))" office:value-type="float" office:value="-0.992114701314477">
            <text:p>-0,9921147013</text:p>
          </table:table-cell>
        </table:table-row>
        <table:table-row table:style-name="ro1">
          <table:table-cell office:value-type="float" office:value="-1.38230076757951">
            <text:p>-1,3823007676</text:p>
          </table:table-cell>
          <table:table-cell table:formula="of:=IF([.A7]&lt;=0; SIN([.A7]);COS([.A7]))" office:value-type="float" office:value="-0.982287250728689">
            <text:p>-0,9822872507</text:p>
          </table:table-cell>
        </table:table-row>
        <table:table-row table:style-name="ro1">
          <table:table-cell office:value-type="float" office:value="-1.31946891450771">
            <text:p>-1,3194689145</text:p>
          </table:table-cell>
          <table:table-cell table:formula="of:=IF([.A8]&lt;=0; SIN([.A8]);COS([.A8]))" office:value-type="float" office:value="-0.96858316112863">
            <text:p>-0,9685831611</text:p>
          </table:table-cell>
        </table:table-row>
        <table:table-row table:style-name="ro1">
          <table:table-cell office:value-type="float" office:value="-1.25663706143592">
            <text:p>-1,2566370614</text:p>
          </table:table-cell>
          <table:table-cell table:formula="of:=IF([.A9]&lt;=0; SIN([.A9]);COS([.A9]))" office:value-type="float" office:value="-0.951056516295154">
            <text:p>-0,9510565163</text:p>
          </table:table-cell>
        </table:table-row>
        <table:table-row table:style-name="ro1">
          <table:table-cell office:value-type="float" office:value="-1.19380520836412">
            <text:p>-1,1938052084</text:p>
          </table:table-cell>
          <table:table-cell table:formula="of:=IF([.A10]&lt;=0; SIN([.A10]);COS([.A10]))" office:value-type="float" office:value="-0.929776485888251">
            <text:p>-0,9297764859</text:p>
          </table:table-cell>
        </table:table-row>
        <table:table-row table:style-name="ro1">
          <table:table-cell office:value-type="float" office:value="-1.13097335529233">
            <text:p>-1,1309733553</text:p>
          </table:table-cell>
          <table:table-cell table:formula="of:=IF([.A11]&lt;=0; SIN([.A11]);COS([.A11]))" office:value-type="float" office:value="-0.904827052466021">
            <text:p>-0,9048270525</text:p>
          </table:table-cell>
        </table:table-row>
        <table:table-row table:style-name="ro1">
          <table:table-cell office:value-type="float" office:value="-1.06814150222053">
            <text:p>-1,0681415022</text:p>
          </table:table-cell>
          <table:table-cell table:formula="of:=IF([.A12]&lt;=0; SIN([.A12]);COS([.A12]))" office:value-type="float" office:value="-0.876306680043864">
            <text:p>-0,87630668</text:p>
          </table:table-cell>
        </table:table-row>
        <table:table-row table:style-name="ro1">
          <table:table-cell office:value-type="float" office:value="-1.00530964914873">
            <text:p>-1,0053096491</text:p>
          </table:table-cell>
          <table:table-cell table:formula="of:=IF([.A13]&lt;=0; SIN([.A13]);COS([.A13]))" office:value-type="float" office:value="-0.844327925502013">
            <text:p>-0,8443279255</text:p>
          </table:table-cell>
        </table:table-row>
        <table:table-row table:style-name="ro1">
          <table:table-cell office:value-type="float" office:value="-0.942477796076937">
            <text:p>-0,9424777961</text:p>
          </table:table-cell>
          <table:table-cell table:formula="of:=IF([.A14]&lt;=0; SIN([.A14]);COS([.A14]))" office:value-type="float" office:value="-0.809016994374947">
            <text:p>-0,8090169944</text:p>
          </table:table-cell>
        </table:table-row>
        <table:table-row table:style-name="ro1">
          <table:table-cell office:value-type="float" office:value="-0.879645943005141">
            <text:p>-0,879645943</text:p>
          </table:table-cell>
          <table:table-cell table:formula="of:=IF([.A15]&lt;=0; SIN([.A15]);COS([.A15]))" office:value-type="float" office:value="-0.770513242775789">
            <text:p>-0,7705132428</text:p>
          </table:table-cell>
        </table:table-row>
        <table:table-row table:style-name="ro1">
          <table:table-cell office:value-type="float" office:value="-0.816814089933346">
            <text:p>-0,8168140899</text:p>
          </table:table-cell>
          <table:table-cell table:formula="of:=IF([.A16]&lt;=0; SIN([.A16]);COS([.A16]))" office:value-type="float" office:value="-0.728968627421411">
            <text:p>-0,7289686274</text:p>
          </table:table-cell>
        </table:table-row>
        <table:table-row table:style-name="ro1">
          <table:table-cell office:value-type="float" office:value="-0.75398223686155">
            <text:p>-0,7539822369</text:p>
          </table:table-cell>
          <table:table-cell table:formula="of:=IF([.A17]&lt;=0; SIN([.A17]);COS([.A17]))" office:value-type="float" office:value="-0.684547105928688">
            <text:p>-0,6845471059</text:p>
          </table:table-cell>
        </table:table-row>
        <table:table-row table:style-name="ro1">
          <table:table-cell office:value-type="float" office:value="-0.691150383789754">
            <text:p>-0,6911503838</text:p>
          </table:table-cell>
          <table:table-cell table:formula="of:=IF([.A18]&lt;=0; SIN([.A18]);COS([.A18]))" office:value-type="float" office:value="-0.637423989748689">
            <text:p>-0,6374239897</text:p>
          </table:table-cell>
        </table:table-row>
        <table:table-row table:style-name="ro1">
          <table:table-cell office:value-type="float" office:value="-0.628318530717958">
            <text:p>-0,6283185307</text:p>
          </table:table-cell>
          <table:table-cell table:formula="of:=IF([.A19]&lt;=0; SIN([.A19]);COS([.A19]))" office:value-type="float" office:value="-0.587785252292473">
            <text:p>-0,5877852523</text:p>
          </table:table-cell>
        </table:table-row>
        <table:table-row table:style-name="ro1">
          <table:table-cell office:value-type="float" office:value="-0.565486677646162">
            <text:p>-0,5654866776</text:p>
          </table:table-cell>
          <table:table-cell table:formula="of:=IF([.A20]&lt;=0; SIN([.A20]);COS([.A20]))" office:value-type="float" office:value="-0.535826794978996">
            <text:p>-0,535826795</text:p>
          </table:table-cell>
        </table:table-row>
        <table:table-row table:style-name="ro1">
          <table:table-cell office:value-type="float" office:value="-0.502654824574366">
            <text:p>-0,5026548246</text:p>
          </table:table-cell>
          <table:table-cell table:formula="of:=IF([.A21]&lt;=0; SIN([.A21]);COS([.A21]))" office:value-type="float" office:value="-0.481753674101715">
            <text:p>-0,4817536741</text:p>
          </table:table-cell>
        </table:table-row>
        <table:table-row table:style-name="ro1">
          <table:table-cell office:value-type="float" office:value="-0.43982297150257">
            <text:p>-0,4398229715</text:p>
          </table:table-cell>
          <table:table-cell table:formula="of:=IF([.A22]&lt;=0; SIN([.A22]);COS([.A22]))" office:value-type="float" office:value="-0.425779291565072">
            <text:p>-0,4257792916</text:p>
          </table:table-cell>
        </table:table-row>
        <table:table-row table:style-name="ro1">
          <table:table-cell office:value-type="float" office:value="-0.376991118430775">
            <text:p>-0,3769911184</text:p>
          </table:table-cell>
          <table:table-cell table:formula="of:=IF([.A23]&lt;=0; SIN([.A23]);COS([.A23]))" office:value-type="float" office:value="-0.368124552684678">
            <text:p>-0,3681245527</text:p>
          </table:table-cell>
        </table:table-row>
        <table:table-row table:style-name="ro1">
          <table:table-cell office:value-type="float" office:value="-0.314159265358979">
            <text:p>-0,3141592654</text:p>
          </table:table-cell>
          <table:table-cell table:formula="of:=IF([.A24]&lt;=0; SIN([.A24]);COS([.A24]))" office:value-type="float" office:value="-0.309016994374947">
            <text:p>-0,3090169944</text:p>
          </table:table-cell>
        </table:table-row>
        <table:table-row table:style-name="ro1">
          <table:table-cell office:value-type="float" office:value="-0.251327412287183">
            <text:p>-0,2513274123</text:p>
          </table:table-cell>
          <table:table-cell table:formula="of:=IF([.A25]&lt;=0; SIN([.A25]);COS([.A25]))" office:value-type="float" office:value="-0.248689887164854">
            <text:p>-0,2486898872</text:p>
          </table:table-cell>
        </table:table-row>
        <table:table-row table:style-name="ro1">
          <table:table-cell office:value-type="float" office:value="-0.188495559215387">
            <text:p>-0,1884955592</text:p>
          </table:table-cell>
          <table:table-cell table:formula="of:=IF([.A26]&lt;=0; SIN([.A26]);COS([.A26]))" office:value-type="float" office:value="-0.187381314585724">
            <text:p>-0,1873813146</text:p>
          </table:table-cell>
        </table:table-row>
        <table:table-row table:style-name="ro1">
          <table:table-cell office:value-type="float" office:value="-0.125663706143591">
            <text:p>-0,1256637061</text:p>
          </table:table-cell>
          <table:table-cell table:formula="of:=IF([.A27]&lt;=0; SIN([.A27]);COS([.A27]))" office:value-type="float" office:value="-0.125333233564304">
            <text:p>-0,1253332336</text:p>
          </table:table-cell>
        </table:table-row>
        <table:table-row table:style-name="ro1">
          <table:table-cell office:value-type="float" office:value="-0.0628318530717953">
            <text:p>-0,0628318531</text:p>
          </table:table-cell>
          <table:table-cell table:formula="of:=IF([.A28]&lt;=0; SIN([.A28]);COS([.A28]))" office:value-type="float" office:value="-0.0627905195293128">
            <text:p>-0,0627905195</text:p>
          </table:table-cell>
        </table:table-row>
        <table:table-row table:style-name="ro1">
          <table:table-cell office:value-type="float" office:value="5.55111512312578E-016">
            <text:p>5,55111512312578E-016</text:p>
          </table:table-cell>
          <table:table-cell table:formula="of:=IF([.A29]&lt;=0; SIN([.A29]);COS([.A29]))" office:value-type="float" office:value="1">
            <text:p>1</text:p>
          </table:table-cell>
        </table:table-row>
        <table:table-row table:style-name="ro1">
          <table:table-cell office:value-type="float" office:value="0.0628318530717964">
            <text:p>0,0628318531</text:p>
          </table:table-cell>
          <table:table-cell table:formula="of:=IF([.A30]&lt;=0; SIN([.A30]);COS([.A30]))" office:value-type="float" office:value="0.998026728428271">
            <text:p>0,9980267284</text:p>
          </table:table-cell>
        </table:table-row>
        <table:table-row table:style-name="ro1">
          <table:table-cell office:value-type="float" office:value="0.125663706143592">
            <text:p>0,1256637061</text:p>
          </table:table-cell>
          <table:table-cell table:formula="of:=IF([.A31]&lt;=0; SIN([.A31]);COS([.A31]))" office:value-type="float" office:value="0.992114701314478">
            <text:p>0,9921147013</text:p>
          </table:table-cell>
        </table:table-row>
        <table:table-row table:style-name="ro1">
          <table:table-cell office:value-type="float" office:value="0.188495559215388">
            <text:p>0,1884955592</text:p>
          </table:table-cell>
          <table:table-cell table:formula="of:=IF([.A32]&lt;=0; SIN([.A32]);COS([.A32]))" office:value-type="float" office:value="0.982287250728689">
            <text:p>0,9822872507</text:p>
          </table:table-cell>
        </table:table-row>
        <table:table-row table:style-name="ro1">
          <table:table-cell office:value-type="float" office:value="0.251327412287184">
            <text:p>0,2513274123</text:p>
          </table:table-cell>
          <table:table-cell table:formula="of:=IF([.A33]&lt;=0; SIN([.A33]);COS([.A33]))" office:value-type="float" office:value="0.968583161128631">
            <text:p>0,9685831611</text:p>
          </table:table-cell>
        </table:table-row>
        <table:table-row table:style-name="ro1">
          <table:table-cell office:value-type="float" office:value="0.31415926535898">
            <text:p>0,3141592654</text:p>
          </table:table-cell>
          <table:table-cell table:formula="of:=IF([.A34]&lt;=0; SIN([.A34]);COS([.A34]))" office:value-type="float" office:value="0.951056516295153">
            <text:p>0,9510565163</text:p>
          </table:table-cell>
        </table:table-row>
        <table:table-row table:style-name="ro1">
          <table:table-cell office:value-type="float" office:value="0.376991118430776">
            <text:p>0,3769911184</text:p>
          </table:table-cell>
          <table:table-cell table:formula="of:=IF([.A35]&lt;=0; SIN([.A35]);COS([.A35]))" office:value-type="float" office:value="0.929776485888251">
            <text:p>0,9297764859</text:p>
          </table:table-cell>
        </table:table-row>
        <table:table-row table:style-name="ro1">
          <table:table-cell office:value-type="float" office:value="0.439822971502572">
            <text:p>0,4398229715</text:p>
          </table:table-cell>
          <table:table-cell table:formula="of:=IF([.A36]&lt;=0; SIN([.A36]);COS([.A36]))" office:value-type="float" office:value="0.904827052466019">
            <text:p>0,9048270525</text:p>
          </table:table-cell>
        </table:table-row>
        <table:table-row table:style-name="ro1">
          <table:table-cell office:value-type="float" office:value="0.502654824574367">
            <text:p>0,5026548246</text:p>
          </table:table-cell>
          <table:table-cell table:formula="of:=IF([.A37]&lt;=0; SIN([.A37]);COS([.A37]))" office:value-type="float" office:value="0.876306680043864">
            <text:p>0,87630668</text:p>
          </table:table-cell>
        </table:table-row>
        <table:table-row table:style-name="ro1">
          <table:table-cell office:value-type="float" office:value="0.565486677646163">
            <text:p>0,5654866776</text:p>
          </table:table-cell>
          <table:table-cell table:formula="of:=IF([.A38]&lt;=0; SIN([.A38]);COS([.A38]))" office:value-type="float" office:value="0.844327925502015">
            <text:p>0,8443279255</text:p>
          </table:table-cell>
        </table:table-row>
        <table:table-row table:style-name="ro1">
          <table:table-cell office:value-type="float" office:value="0.628318530717959">
            <text:p>0,6283185307</text:p>
          </table:table-cell>
          <table:table-cell table:formula="of:=IF([.A39]&lt;=0; SIN([.A39]);COS([.A39]))" office:value-type="float" office:value="0.809016994374947">
            <text:p>0,8090169944</text:p>
          </table:table-cell>
        </table:table-row>
        <table:table-row table:style-name="ro1">
          <table:table-cell office:value-type="float" office:value="0.691150383789755">
            <text:p>0,6911503838</text:p>
          </table:table-cell>
          <table:table-cell table:formula="of:=IF([.A40]&lt;=0; SIN([.A40]);COS([.A40]))" office:value-type="float" office:value="0.770513242775789">
            <text:p>0,7705132428</text:p>
          </table:table-cell>
        </table:table-row>
        <table:table-row table:style-name="ro1">
          <table:table-cell office:value-type="float" office:value="0.753982236861551">
            <text:p>0,7539822369</text:p>
          </table:table-cell>
          <table:table-cell table:formula="of:=IF([.A41]&lt;=0; SIN([.A41]);COS([.A41]))" office:value-type="float" office:value="0.728968627421411">
            <text:p>0,7289686274</text:p>
          </table:table-cell>
        </table:table-row>
        <table:table-row table:style-name="ro1">
          <table:table-cell office:value-type="float" office:value="0.816814089933347">
            <text:p>0,8168140899</text:p>
          </table:table-cell>
          <table:table-cell table:formula="of:=IF([.A42]&lt;=0; SIN([.A42]);COS([.A42]))" office:value-type="float" office:value="0.684547105928688">
            <text:p>0,6845471059</text:p>
          </table:table-cell>
        </table:table-row>
        <table:table-row table:style-name="ro1">
          <table:table-cell office:value-type="float" office:value="0.879645943005142">
            <text:p>0,879645943</text:p>
          </table:table-cell>
          <table:table-cell table:formula="of:=IF([.A43]&lt;=0; SIN([.A43]);COS([.A43]))" office:value-type="float" office:value="0.63742398974869">
            <text:p>0,6374239897</text:p>
          </table:table-cell>
        </table:table-row>
        <table:table-row table:style-name="ro1">
          <table:table-cell office:value-type="float" office:value="0.942477796076938">
            <text:p>0,9424777961</text:p>
          </table:table-cell>
          <table:table-cell table:formula="of:=IF([.A44]&lt;=0; SIN([.A44]);COS([.A44]))" office:value-type="float" office:value="0.587785252292473">
            <text:p>0,5877852523</text:p>
          </table:table-cell>
        </table:table-row>
        <table:table-row table:style-name="ro1">
          <table:table-cell office:value-type="float" office:value="1.00530964914873">
            <text:p>1,0053096491</text:p>
          </table:table-cell>
          <table:table-cell table:formula="of:=IF([.A45]&lt;=0; SIN([.A45]);COS([.A45]))" office:value-type="float" office:value="0.535826794979">
            <text:p>0,535826795</text:p>
          </table:table-cell>
        </table:table-row>
        <table:table-row table:style-name="ro1">
          <table:table-cell office:value-type="float" office:value="1.06814150222053">
            <text:p>1,0681415022</text:p>
          </table:table-cell>
          <table:table-cell table:formula="of:=IF([.A46]&lt;=0; SIN([.A46]);COS([.A46]))" office:value-type="float" office:value="0.481753674101715">
            <text:p>0,4817536741</text:p>
          </table:table-cell>
        </table:table-row>
        <table:table-row table:style-name="ro1">
          <table:table-cell office:value-type="float" office:value="1.13097335529233">
            <text:p>1,1309733553</text:p>
          </table:table-cell>
          <table:table-cell table:formula="of:=IF([.A47]&lt;=0; SIN([.A47]);COS([.A47]))" office:value-type="float" office:value="0.425779291565069">
            <text:p>0,4257792916</text:p>
          </table:table-cell>
        </table:table-row>
        <table:table-row table:style-name="ro1">
          <table:table-cell office:value-type="float" office:value="1.19380520836412">
            <text:p>1,1938052084</text:p>
          </table:table-cell>
          <table:table-cell table:formula="of:=IF([.A48]&lt;=0; SIN([.A48]);COS([.A48]))" office:value-type="float" office:value="0.368124552684679">
            <text:p>0,3681245527</text:p>
          </table:table-cell>
        </table:table-row>
        <table:table-row table:style-name="ro1">
          <table:table-cell office:value-type="float" office:value="1.25663706143592">
            <text:p>1,2566370614</text:p>
          </table:table-cell>
          <table:table-cell table:formula="of:=IF([.A49]&lt;=0; SIN([.A49]);COS([.A49]))" office:value-type="float" office:value="0.309016994374945">
            <text:p>0,3090169944</text:p>
          </table:table-cell>
        </table:table-row>
        <table:table-row table:style-name="ro1">
          <table:table-cell office:value-type="float" office:value="1.31946891450771">
            <text:p>1,3194689145</text:p>
          </table:table-cell>
          <table:table-cell table:formula="of:=IF([.A50]&lt;=0; SIN([.A50]);COS([.A50]))" office:value-type="float" office:value="0.248689887164858">
            <text:p>0,2486898872</text:p>
          </table:table-cell>
        </table:table-row>
        <table:table-row table:style-name="ro1">
          <table:table-cell office:value-type="float" office:value="1.38230076757951">
            <text:p>1,3823007676</text:p>
          </table:table-cell>
          <table:table-cell table:formula="of:=IF([.A51]&lt;=0; SIN([.A51]);COS([.A51]))" office:value-type="float" office:value="0.187381314585724">
            <text:p>0,1873813146</text:p>
          </table:table-cell>
        </table:table-row>
        <table:table-row table:style-name="ro1">
          <table:table-cell office:value-type="float" office:value="1.44513262065131">
            <text:p>1,4451326207</text:p>
          </table:table-cell>
          <table:table-cell table:formula="of:=IF([.A52]&lt;=0; SIN([.A52]);COS([.A52]))" office:value-type="float" office:value="0.125333233564299">
            <text:p>0,1253332336</text:p>
          </table:table-cell>
        </table:table-row>
        <table:table-row table:style-name="ro1">
          <table:table-cell office:value-type="float" office:value="1.5079644737231">
            <text:p>1,5079644737</text:p>
          </table:table-cell>
          <table:table-cell table:formula="of:=IF([.A53]&lt;=0; SIN([.A53]);COS([.A53]))" office:value-type="float" office:value="0.062790519529314">
            <text:p>0,0627905195</text:p>
          </table:table-cell>
        </table:table-row>
        <table:table-row table:style-name="ro1">
          <table:table-cell office:value-type="float" office:value="1.5707963267949">
            <text:p>1,5707963268</text:p>
          </table:table-cell>
          <table:table-cell table:formula="of:=IF([.A54]&lt;=0; SIN([.A54]);COS([.A54]))" office:value-type="float" office:value="-3.49148133884313E-015">
            <text:p>-3,49148133884313E-01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0">20.09.2021</text:date>, <text:time>21:04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